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ato Light" svg:font-family="'Lato Light'" style:font-pitch="variable"/>
    <style:font-face style:name="Wreathe" svg:font-family="Wreath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Wreathe" fo:font-size="16pt" officeooo:rsid="0016360d" officeooo:paragraph-rsid="0028691f" style:font-size-asian="16pt" style:font-size-complex="16pt"/>
    </style:style>
    <style:style style:name="P2"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ato Light" fo:font-size="12pt" officeooo:rsid="00067417" officeooo:paragraph-rsid="000b5280" style:font-size-asian="12pt" style:font-size-complex="12pt"/>
    </style:style>
    <style:style style:name="P3"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ato Light" fo:font-size="12pt" officeooo:rsid="00067417" officeooo:paragraph-rsid="000d887f" style:font-size-asian="12pt" style:font-size-complex="12pt"/>
    </style:style>
    <style:style style:name="P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ato Light" fo:font-size="12pt" officeooo:rsid="000a2418" officeooo:paragraph-rsid="0028691f" style:font-size-asian="12pt" style:font-size-complex="12pt"/>
    </style:style>
    <style:style style:name="P5"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ato Light" fo:font-size="12pt" officeooo:rsid="0017007e" officeooo:paragraph-rsid="0016360d" style:font-size-asian="12pt" style:font-size-complex="12pt"/>
    </style:style>
    <style:style style:name="P6"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ato Light" fo:font-size="12pt" officeooo:rsid="0017007e" officeooo:paragraph-rsid="0028691f" style:font-size-asian="12pt" style:font-size-complex="12pt"/>
    </style:style>
    <style:style style:name="P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paragraph-rsid="003c4202"/>
    </style:style>
    <style:style style:name="P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fo:font-size="12pt" officeooo:paragraph-rsid="003c4202" style:font-size-asian="12pt" style:font-size-complex="12pt"/>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ato Light" fo:font-size="12pt" fo:font-style="italic" officeooo:rsid="00067417" officeooo:paragraph-rsid="003c4202" style:font-size-asian="12pt" style:font-style-asian="italic" style:font-size-complex="12pt" style:font-style-complex="italic"/>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ato Light" fo:font-size="12pt" fo:font-weight="bold" officeooo:rsid="0032caa3" officeooo:paragraph-rsid="0032caa3" style:font-size-asian="12pt" style:font-weight-asian="bold" style:font-size-complex="12pt" style:font-weight-complex="bold"/>
    </style:style>
    <style:style style:name="P1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Lato Light" fo:font-size="12pt" fo:font-style="italic" fo:font-weight="bold" officeooo:rsid="00067417" officeooo:paragraph-rsid="003c4202" style:font-size-asian="12pt" style:font-style-asian="italic" style:font-weight-asian="bold" style:font-size-complex="12pt" style:font-style-complex="italic" style:font-weight-complex="bold"/>
    </style:style>
    <style:style style:name="P12"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Lato Light" fo:font-size="12pt" fo:font-weight="bold" officeooo:rsid="0032caa3" officeooo:paragraph-rsid="0032caa3" style:font-size-asian="12pt" style:font-weight-asian="bold" style:font-size-complex="12pt" style:font-weight-complex="bold"/>
    </style:style>
    <style:style style:name="T1" style:family="text">
      <style:text-properties officeooo:rsid="000acf9f"/>
    </style:style>
    <style:style style:name="T2" style:family="text">
      <style:text-properties style:font-name="Wreathe" fo:font-size="16pt" style:font-size-asian="16pt" style:font-size-complex="16pt"/>
    </style:style>
    <style:style style:name="T3" style:family="text">
      <style:text-properties style:font-name="Wreathe" fo:font-size="16pt" officeooo:rsid="000a2418" style:font-size-asian="16pt" style:font-size-complex="16pt"/>
    </style:style>
    <style:style style:name="T4" style:family="text">
      <style:text-properties style:font-name="Wreathe" fo:font-size="16pt" officeooo:rsid="00102fc6" style:font-size-asian="16pt" style:font-size-complex="16pt"/>
    </style:style>
    <style:style style:name="T5" style:family="text">
      <style:text-properties style:font-name="Wreathe" fo:font-size="16pt" officeooo:rsid="0010f4f5" style:font-size-asian="16pt" style:font-size-complex="16pt"/>
    </style:style>
    <style:style style:name="T6" style:family="text">
      <style:text-properties style:font-name="Wreathe" fo:font-size="16pt" officeooo:rsid="00208800" style:font-size-asian="16pt" style:font-size-complex="16pt"/>
    </style:style>
    <style:style style:name="T7" style:family="text">
      <style:text-properties style:font-name="Wreathe" fo:font-size="16pt" officeooo:rsid="002090b4" style:font-size-asian="16pt" style:font-size-complex="16pt"/>
    </style:style>
    <style:style style:name="T8" style:family="text">
      <style:text-properties style:font-name="Wreathe" fo:font-size="16pt" officeooo:rsid="0025688a" style:font-size-asian="16pt" style:font-size-complex="16pt"/>
    </style:style>
    <style:style style:name="T9" style:family="text">
      <style:text-properties style:font-name="Wreathe" fo:font-size="16pt" officeooo:rsid="00272d54" style:font-size-asian="16pt" style:font-size-complex="16pt"/>
    </style:style>
    <style:style style:name="T10" style:family="text">
      <style:text-properties style:font-name="Wreathe" fo:font-size="16pt" officeooo:rsid="0028691f" style:font-size-asian="16pt" style:font-size-complex="16pt"/>
    </style:style>
    <style:style style:name="T11" style:family="text">
      <style:text-properties style:font-name="Wreathe" fo:font-size="16pt" officeooo:rsid="00067417" style:font-size-asian="16pt" style:font-size-complex="16pt"/>
    </style:style>
    <style:style style:name="T12" style:family="text">
      <style:text-properties style:font-name="Wreathe" fo:font-size="16pt" officeooo:rsid="003c4202" style:font-size-asian="16pt" style:font-size-complex="16pt"/>
    </style:style>
    <style:style style:name="T13" style:family="text">
      <style:text-properties officeooo:rsid="001b713d"/>
    </style:style>
    <style:style style:name="T14" style:family="text">
      <style:text-properties officeooo:rsid="0028691f"/>
    </style:style>
    <style:style style:name="T15" style:family="text">
      <style:text-properties fo:font-style="italic" officeooo:rsid="0028691f" style:font-style-asian="italic" style:font-style-complex="italic"/>
    </style:style>
    <style:style style:name="T16" style:family="text">
      <style:text-properties fo:font-style="italic" officeooo:rsid="00399533" style:font-style-asian="italic" style:font-style-complex="italic"/>
    </style:style>
    <style:style style:name="T17" style:family="text">
      <style:text-properties fo:font-style="normal" officeooo:rsid="0028691f" style:font-style-asian="normal" style:font-style-complex="normal"/>
    </style:style>
    <style:style style:name="T18" style:family="text">
      <style:text-properties fo:font-style="normal" officeooo:rsid="00399533" style:font-style-asian="normal" style:font-style-complex="normal"/>
    </style:style>
    <style:style style:name="T19" style:family="text">
      <style:text-properties fo:font-style="normal" officeooo:rsid="003b835a" style:font-style-asian="normal" style:font-style-complex="normal"/>
    </style:style>
    <style:style style:name="T20" style:family="text">
      <style:text-properties fo:font-style="normal" style:text-underline-style="none" officeooo:rsid="00399533" style:font-style-asian="normal" style:font-style-complex="normal"/>
    </style:style>
    <style:style style:name="T21" style:family="text">
      <style:text-properties officeooo:rsid="000a2418"/>
    </style:style>
    <style:style style:name="T22" style:family="text">
      <style:text-properties officeooo:rsid="00399533"/>
    </style:style>
    <style:style style:name="T23" style:family="text">
      <style:text-properties fo:font-size="16pt" style:font-size-asian="16pt" style:font-size-complex="16pt"/>
    </style:style>
    <style:style style:name="T24" style:family="text">
      <style:text-properties fo:font-size="16pt" officeooo:rsid="000a2418" style:font-size-asian="16pt" style:font-size-complex="16pt"/>
    </style:style>
    <style:style style:name="T25" style:family="text">
      <style:text-properties fo:font-size="16pt" officeooo:rsid="00067417" style:font-size-asian="16pt" style:font-size-complex="16pt"/>
    </style:style>
    <style:style style:name="T26" style:family="text">
      <style:text-properties fo:font-size="16pt" officeooo:rsid="00102fc6" style:font-size-asian="16pt" style:font-size-complex="16pt"/>
    </style:style>
    <style:style style:name="T27" style:family="text">
      <style:text-properties fo:font-size="16pt" officeooo:rsid="0010f4f5" style:font-size-asian="16pt" style:font-size-complex="16pt"/>
    </style:style>
    <style:style style:name="T28" style:family="text">
      <style:text-properties fo:font-size="16pt" officeooo:rsid="00208800" style:font-size-asian="16pt" style:font-size-complex="16pt"/>
    </style:style>
    <style:style style:name="T29" style:family="text">
      <style:text-properties fo:font-size="16pt" officeooo:rsid="003c4202" style:font-size-asian="16pt" style:font-size-complex="16pt"/>
    </style:style>
    <style:style style:name="T30" style:family="text">
      <style:text-properties fo:font-size="16pt" officeooo:rsid="0028691f" style:font-size-asian="16pt" style:font-size-complex="16pt"/>
    </style:style>
    <style:style style:name="T31" style:family="text">
      <style:text-properties fo:font-size="16pt" officeooo:rsid="0025688a" style:font-size-asian="16pt" style:font-size-complex="16pt"/>
    </style:style>
    <style:style style:name="T32" style:family="text">
      <style:text-properties fo:font-size="16pt" officeooo:rsid="002090b4" style:font-size-asian="16pt" style:font-size-complex="16pt"/>
    </style:style>
    <style:style style:name="T33" style:family="text">
      <style:text-properties fo:font-size="16pt" officeooo:rsid="00272d54" style:font-size-asian="16pt" style:font-size-complex="16pt"/>
    </style:style>
    <style:style style:name="T34" style:family="text">
      <style:text-properties style:font-name="Lato Light"/>
    </style:style>
    <style:style style:name="T35" style:family="text">
      <style:text-properties style:font-name="Lato Light" fo:font-size="16pt" officeooo:rsid="000a2418" style:font-size-asian="16pt" style:font-size-complex="16pt"/>
    </style:style>
    <style:style style:name="T36" style:family="text">
      <style:text-properties style:font-name="Lato Light" fo:font-size="16pt" officeooo:rsid="00067417" style:font-size-asian="16pt" style:font-size-complex="16pt"/>
    </style:style>
    <style:style style:name="T37" style:family="text">
      <style:text-properties style:font-name="Lato Light" fo:font-size="16pt" officeooo:rsid="00102fc6" style:font-size-asian="16pt" style:font-size-complex="16pt"/>
    </style:style>
    <style:style style:name="T38" style:family="text">
      <style:text-properties style:font-name="Lato Light" fo:font-size="16pt" officeooo:rsid="0010f4f5" style:font-size-asian="16pt" style:font-size-complex="16pt"/>
    </style:style>
    <style:style style:name="T39" style:family="text">
      <style:text-properties style:font-name="Lato Light" fo:font-size="16pt" officeooo:rsid="00208800" style:font-size-asian="16pt" style:font-size-complex="16pt"/>
    </style:style>
    <style:style style:name="T40" style:family="text">
      <style:text-properties style:font-name="Lato Light" fo:font-size="16pt" officeooo:rsid="003c4202" style:font-size-asian="16pt" style:font-size-complex="16pt"/>
    </style:style>
    <style:style style:name="T41" style:family="text">
      <style:text-properties style:font-name="Lato Light" fo:font-size="16pt" officeooo:rsid="0028691f" style:font-size-asian="16pt" style:font-size-complex="16pt"/>
    </style:style>
    <style:style style:name="T42" style:family="text">
      <style:text-properties style:font-name="Lato Light" fo:font-size="16pt" officeooo:rsid="0025688a" style:font-size-asian="16pt" style:font-size-complex="16pt"/>
    </style:style>
    <style:style style:name="T43" style:family="text">
      <style:text-properties style:font-name="Lato Light" fo:font-size="16pt" officeooo:rsid="002090b4" style:font-size-asian="16pt" style:font-size-complex="16pt"/>
    </style:style>
    <style:style style:name="T44" style:family="text">
      <style:text-properties style:font-name="Lato Light" fo:font-size="16pt" officeooo:rsid="00272d54" style:font-size-asian="16pt" style:font-size-complex="16pt"/>
    </style:style>
    <style:style style:name="T45" style:family="text">
      <style:text-properties style:font-name="Lato Light" fo:font-size="16pt" fo:font-weight="bold" officeooo:rsid="000a2418" style:font-size-asian="16pt" style:font-weight-asian="bold" style:font-size-complex="16pt" style:font-weight-complex="bold"/>
    </style:style>
    <style:style style:name="T46" style:family="text">
      <style:text-properties style:font-name="Lato Light" fo:font-size="16pt" fo:font-weight="bold" officeooo:rsid="00102fc6" style:font-size-asian="16pt" style:font-weight-asian="bold" style:font-size-complex="16pt" style:font-weight-complex="bold"/>
    </style:style>
    <style:style style:name="T47" style:family="text">
      <style:text-properties style:font-name="Lato Light" fo:font-size="16pt" fo:font-weight="bold" officeooo:rsid="003c4202" style:font-size-asian="16pt" style:font-weight-asian="bold" style:font-size-complex="16pt" style:font-weight-complex="bold"/>
    </style:style>
    <style:style style:name="T48" style:family="text">
      <style:text-properties style:font-name="Lato Light" fo:font-size="16pt" fo:font-weight="bold" officeooo:rsid="0010f4f5" style:font-size-asian="16pt" style:font-weight-asian="bold" style:font-size-complex="16pt" style:font-weight-complex="bold"/>
    </style:style>
    <style:style style:name="T49" style:family="text">
      <style:text-properties style:font-name="Lato Light" officeooo:rsid="00399533"/>
    </style:style>
    <style:style style:name="T50" style:family="text">
      <style:text-properties style:font-name="Lato Light" fo:font-style="italic" officeooo:rsid="0028691f" style:font-style-asian="italic" style:font-style-complex="italic"/>
    </style:style>
    <style:style style:name="T51" style:family="text">
      <style:text-properties style:font-name="Lato Light" fo:font-style="italic" officeooo:rsid="00399533" style:font-style-asian="italic" style:font-style-complex="italic"/>
    </style:style>
    <style:style style:name="T52" style:family="text">
      <style:text-properties style:font-name="Lato Light" fo:font-style="normal" style:text-underline-style="none" officeooo:rsid="00399533" style:font-style-asian="normal" style:font-style-complex="normal"/>
    </style:style>
    <style:style style:name="T53" style:family="text">
      <style:text-properties style:font-name="Lato Light" fo:font-style="normal" officeooo:rsid="0028691f" style:font-style-asian="normal" style:font-style-complex="normal"/>
    </style:style>
    <style:style style:name="T54" style:family="text">
      <style:text-properties style:font-name="Lato Light" fo:font-style="normal" officeooo:rsid="00399533" style:font-style-asian="normal" style:font-style-complex="normal"/>
    </style:style>
    <style:style style:name="T55" style:family="text">
      <style:text-properties style:font-name="Lato Light" fo:font-style="normal" officeooo:rsid="003b835a" style:font-style-asian="normal" style:font-style-complex="normal"/>
    </style:style>
    <style:style style:name="T56" style:family="text">
      <style:text-properties style:font-name="Lato Light" officeooo:rsid="000a2418"/>
    </style:style>
    <style:style style:name="T57" style:family="text">
      <style:text-properties style:font-name="Lato Light" fo:font-weight="bold" officeooo:rsid="000a2418" style:font-weight-asian="bold" style:font-weight-complex="bold"/>
    </style:style>
    <style:style style:name="T58" style:family="text">
      <style:text-properties style:font-name="Lato Light" fo:font-weight="bold" officeooo:rsid="00102fc6" style:font-weight-asian="bold" style:font-weight-complex="bold"/>
    </style:style>
    <style:style style:name="T59" style:family="text">
      <style:text-properties style:font-name="Lato Light" fo:font-weight="bold" officeooo:rsid="003c4202" style:font-weight-asian="bold" style:font-weight-complex="bold"/>
    </style:style>
    <style:style style:name="T60" style:family="text">
      <style:text-properties style:font-name="Lato Light" fo:font-weight="bold" officeooo:rsid="0010f4f5" style:font-weight-asian="bold" style:font-weight-complex="bold"/>
    </style:style>
    <style:style style:name="T61" style:family="text">
      <style:text-properties style:font-name="Lato Light" officeooo:rsid="00067417"/>
    </style:style>
    <style:style style:name="T62" style:family="text">
      <style:text-properties style:font-name="Lato Light" officeooo:rsid="00102fc6"/>
    </style:style>
    <style:style style:name="T63" style:family="text">
      <style:text-properties style:font-name="Lato Light" officeooo:rsid="003c4202"/>
    </style:style>
    <style:style style:name="T64" style:family="text">
      <style:text-properties style:font-name="Lato Light" officeooo:rsid="0010f4f5"/>
    </style:style>
    <style:style style:name="T65" style:family="text">
      <style:text-properties style:font-name="Lato Light" officeooo:rsid="00208800"/>
    </style:style>
    <style:style style:name="T66" style:family="text">
      <style:text-properties style:font-name="Lato Light" officeooo:rsid="0028691f"/>
    </style:style>
    <style:style style:name="T67" style:family="text">
      <style:text-properties style:font-name="Lato Light" officeooo:rsid="0025688a"/>
    </style:style>
    <style:style style:name="T68" style:family="text">
      <style:text-properties style:font-name="Lato Light" officeooo:rsid="002090b4"/>
    </style:style>
    <style:style style:name="T69" style:family="text">
      <style:text-properties style:font-name="Lato Light" officeooo:rsid="00272d54"/>
    </style:style>
    <style:style style:name="T70" style:family="text">
      <style:text-properties style:font-name="Lato Light" fo:font-size="12pt" style:font-size-asian="12pt" style:font-size-complex="12pt"/>
    </style:style>
    <style:style style:name="T71" style:family="text">
      <style:text-properties style:font-name="Lato Light" fo:font-size="12pt" officeooo:rsid="00208800" style:font-size-asian="12pt" style:font-size-complex="12pt"/>
    </style:style>
    <style:style style:name="T72" style:family="text">
      <style:text-properties style:font-name="Lato Light" fo:font-size="12pt" officeooo:rsid="003c4202" style:font-size-asian="12pt" style:font-size-complex="12pt"/>
    </style:style>
    <style:style style:name="T73" style:family="text">
      <style:text-properties style:font-name="Lato Light" fo:font-size="12pt" officeooo:rsid="0028691f" style:font-size-asian="12pt" style:font-size-complex="12pt"/>
    </style:style>
    <style:style style:name="T74" style:family="text">
      <style:text-properties style:font-name="Lato Light" fo:font-size="12pt" officeooo:rsid="0025688a" style:font-size-asian="12pt" style:font-size-complex="12pt"/>
    </style:style>
    <style:style style:name="T75" style:family="text">
      <style:text-properties style:font-name="Lato Light" fo:font-size="12pt" officeooo:rsid="002090b4" style:font-size-asian="12pt" style:font-size-complex="12pt"/>
    </style:style>
    <style:style style:name="T76" style:family="text">
      <style:text-properties style:font-name="Lato Light" fo:font-size="12pt" officeooo:rsid="00272d54" style:font-size-asian="12pt" style:font-size-complex="12pt"/>
    </style:style>
    <style:style style:name="T77" style:family="text">
      <style:text-properties style:font-name="Lato Light" fo:font-size="12pt" officeooo:rsid="000a2418" style:font-size-asian="12pt" style:font-size-complex="12pt"/>
    </style:style>
    <style:style style:name="T78" style:family="text">
      <style:text-properties style:font-name="Lato Light" fo:font-size="12pt" officeooo:rsid="00399533" style:font-size-asian="12pt" style:font-size-complex="12pt"/>
    </style:style>
    <style:style style:name="T79" style:family="text">
      <style:text-properties style:font-name="Lato Light" fo:font-size="12pt" fo:font-style="italic" officeooo:rsid="0028691f" style:font-size-asian="12pt" style:font-style-asian="italic" style:font-size-complex="12pt" style:font-style-complex="italic"/>
    </style:style>
    <style:style style:name="T80" style:family="text">
      <style:text-properties style:font-name="Lato Light" fo:font-size="12pt" fo:font-style="italic" officeooo:rsid="00399533" style:font-size-asian="12pt" style:font-style-asian="italic" style:font-size-complex="12pt" style:font-style-complex="italic"/>
    </style:style>
    <style:style style:name="T81" style:family="text">
      <style:text-properties style:font-name="Lato Light" fo:font-size="12pt" fo:font-style="normal" style:text-underline-style="none" officeooo:rsid="00399533" style:font-size-asian="12pt" style:font-style-asian="normal" style:font-size-complex="12pt" style:font-style-complex="normal"/>
    </style:style>
    <style:style style:name="T82" style:family="text">
      <style:text-properties style:font-name="Lato Light" fo:font-size="12pt" fo:font-style="normal" officeooo:rsid="0028691f" style:font-size-asian="12pt" style:font-style-asian="normal" style:font-size-complex="12pt" style:font-style-complex="normal"/>
    </style:style>
    <style:style style:name="T83" style:family="text">
      <style:text-properties style:font-name="Lato Light" fo:font-size="12pt" fo:font-style="normal" officeooo:rsid="00399533" style:font-size-asian="12pt" style:font-style-asian="normal" style:font-size-complex="12pt" style:font-style-complex="normal"/>
    </style:style>
    <style:style style:name="T84" style:family="text">
      <style:text-properties style:font-name="Lato Light" fo:font-size="12pt" fo:font-style="normal" officeooo:rsid="003b835a" style:font-size-asian="12pt" style:font-style-asian="normal" style:font-size-complex="12pt" style:font-style-complex="normal"/>
    </style:style>
    <style:style style:name="T85" style:family="text">
      <style:text-properties fo:font-size="14pt" officeooo:rsid="000acf9f"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eb design<text:span text:style-name="T1">ers: professional code of ethics</text:span></text:p>
      <text:p text:style-name="P9"><text:span text:style-name="T1"><text:s text:c="5"/>Elliot Chandler, 23 March 2017</text:span></text:p>
      <text:p text:style-name="P2"/>
      <text:p text:style-name="P12"><text:span text:style-name="T21">C</text:span>ode of Ethics — Summary</text:p>
      <text:p text:style-name="P4"/>
      <text:p text:style-name="P8"><text:span text:style-name="T56">The </text:span><text:span text:style-name="T57">World Organization of Webmasters</text:span><text:span text:style-name="T56"> publishes a p</text:span><text:span text:style-name="T61">rofessional code of ethic</text:span><text:span text:style-name="T56">s that members of the organization are expected to have signed. </text:span><text:span text:style-name="T62">The code provides several guidelines for how Web professionals should conduct themselves. Most prominently, the code of conduct emphasizes that professionals should behave in a manner that </text:span><text:span text:style-name="T63">shows </text:span><text:span text:style-name="T58">respect </text:span><text:span text:style-name="T59">for</text:span><text:span text:style-name="T58"> their clients</text:span><text:span text:style-name="T62">. While that premise is hardly unique to the Web development field, it is heavily emphasized in the code of conduct that this is a core tenet of ethical behavior for Web developers. For instance, it exhorts its readers to understand their capabilities and limitations, and not overrepresent their skills to their clients. </text:span><text:span text:style-name="T64">Another element of the code of ethics that is somewhat specific to the Web development field is the importance of understanding and not violating the client’s </text:span><text:span text:style-name="T60">intellectual property rights</text:span><text:span text:style-name="T64"> in the context of one’s work; as well as violating the client’s rights it also can expose the client to legal risk, for instance if confidential information is erroneously disclosed by the Web developer.</text:span></text:p>
      <text:p text:style-name="P7"><text:span text:style-name="T71">While the code is </text:span><text:span text:style-name="T72">aspirational</text:span><text:span text:style-name="T71"> </text:span><text:span text:style-name="T73">(“we recognize that our Code of Ethics are not enforceable by law”)</text:span><text:span text:style-name="T71">, it does touch on </text:span><text:span text:style-name="T74">some regulatory ethical codes, </text:span><text:span text:style-name="T75">such as </text:span><text:span text:style-name="T76">those related to privacy and intellectual property</text:span><text:span text:style-name="T75">,</text:span><text:span text:style-name="T71"> as well.</text:span><text:span text:style-name="T77"> Source: </text:span><text:a xlink:type="simple" xlink:href="http://webprofessionals.org/webprofessionals-org-code-of-ethics/" text:style-name="Internet_20_link" text:visited-style-name="Visited_20_Internet_20_Link"><text:span text:style-name="T77">http://webprofessionals.org/webprofessionals-org-code-of-ethics/</text:span></text:a></text:p>
      <text:p text:style-name="P3"/>
      <text:p text:style-name="P10">An Example Ethical Dilemma</text:p>
      <text:p text:style-name="P10"/>
      <text:p text:style-name="P1"><text:span text:style-name="T78">A recent</text:span><text:span text:style-name="T70"> example of an ethical dilemma in Web development </text:span><text:span text:style-name="T78">was portrayed on the blog </text:span><text:span text:style-name="T79">Clients from Hell</text:span><text:span text:style-name="T80">. </text:span><text:span text:style-name="T81">The </text:span><text:span text:style-name="T82">story </text:span><text:span text:style-name="T83">relates</text:span><text:span text:style-name="T82"> a Web developer </text:span><text:span text:style-name="T83">being</text:span><text:span text:style-name="T82"> requested to provide assistance with illegally copying a </text:span><text:span text:style-name="T83">competitor</text:span><text:span text:style-name="T82">’s Web site design. </text:span><text:span text:style-name="T83">Despite the client’s relationship to the employer being informal, </text:span><text:span text:style-name="T84">performing and </text:span><text:span text:style-name="T83">helping support illegal behavior is nevertheless unethical</text:span><text:span text:style-name="T82">. Source: </text:span><text:a xlink:type="simple" xlink:href="http://clientsfromhell.net/post/158231629841/i-havent-done-freelance-design-since-i-was-a" text:style-name="Internet_20_link" text:visited-style-name="Visited_20_Internet_20_Link"><text:span text:style-name="T82">http://clientsfromhell.net/post/158231629841/i-havent-done-freelance-design-since-i-was-a</text:span></text:a></text:p>
      <text:p text:style-name="P5"/>
      <text:p text:style-name="P10">Resolving the Above Dilemma by Looking at the Code of Ethics</text:p>
      <text:p text:style-name="P10"/>
      <text:p text:style-name="P6">According to the World Organization of Webmasters, the ethical dilemma <text:span text:style-name="T14">described in that article </text:span>should be <text:span text:style-name="T13">handled </text:span>by <text:span text:style-name="T14">denying the request: “it’s our responsibility to protect the intellectual property rights of others.” In addition, the code of ethics states that “it is our responsibility to effectively communicate to our clients.” For that reason, by my interpretation of the code, the developer should clearly communicate that the client’s intentions are both unethical and illegal, even though it may cause tension within the relationship with the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ato Light" svg:font-family="'Lato Light'" style:font-pitch="variable"/>
    <style:font-face style:name="Wreathe" svg:font-family="Wreath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6:48:08.794742633</meta:creation-date>
    <dc:date>2017-03-23T18:00:22.880635037</dc:date>
    <meta:editing-duration>PT4H51M10S</meta:editing-duration>
    <meta:editing-cycles>25</meta:editing-cycles>
    <meta:generator>LibreOffice/5.2.3.3$Linux_X86_64 LibreOffice_project/20m0$Build-3</meta:generator>
    <meta:document-statistic meta:table-count="0" meta:image-count="0" meta:object-count="0" meta:page-count="1" meta:paragraph-count="9" meta:word-count="378" meta:character-count="2576" meta:non-whitespace-character-count="2201"/>
  </office:meta>
</office:document-meta>
</file>